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7.7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xml:id="id2" draw:id="id2" draw:layer="layout" svg:x1="9.5cm" svg:y1="2.9cm" svg:x2="9.5cm" svg:y2="13.3cm">
          <text:p/>
        </draw:line>
        <draw:line draw:style-name="gr4" draw:text-style-name="P3" draw:layer="layout" svg:x1="2.4cm" svg:y1="8.3cm" svg:x2="15.8cm" svg:y2="8.3cm">
          <text:p/>
        </draw:line>
        <draw:custom-shape draw:style-name="gr5" draw:text-style-name="P4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cm" svg:height="1.65cm" svg:x="12.2cm" svg:y="6.4cm">
          <draw:text-box>
            <text:p><text:span text:style-name="T1">∠ </text:span><text:span text:style-name="T1">z [rad]</text:span></text:p>
          </draw:text-box>
        </draw:frame>
        <draw:frame draw:style-name="gr2" draw:text-style-name="P2" draw:layer="layout" svg:width="3.6cm" svg:height="1.65cm" svg:x="12.7cm" svg:y="3.5cm">
          <draw:text-box>
            <text:p><text:span text:style-name="T1">z=1+j</text:span><text:span text:style-name="T1">・</text:span><text:span text:style-name="T1">2</text:span></text:p>
          </draw:text-box>
        </draw:frame>
        <draw:custom-shape draw:style-name="gr5" draw:text-style-name="P4" xml:id="id1" draw:id="id1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6cm" svg:height="1.65cm" svg:x="12.699cm" svg:y="3.5cm">
          <draw:text-box>
            <text:p><text:span text:style-name="T1">z=1+j</text:span><text:span text:style-name="T1">・</text:span><text:span text:style-name="T1">2</text:span></text:p>
          </draw:text-box>
        </draw:frame>
        <draw:line draw:style-name="gr6" draw:text-style-name="P3" draw:layer="layout" svg:x1="9.4cm" svg:y1="8.3cm" svg:x2="11.9cm" svg:y2="4.3cm">
          <text:p/>
        </draw:line>
        <draw:frame draw:style-name="gr2" draw:text-style-name="P2" draw:layer="layout" svg:width="3.6cm" svg:height="1.65cm" svg:x="5.3cm" svg:y="4.65cm">
          <draw:text-box>
            <text:p><text:span text:style-name="T1">|z|=√5</text:span></text:p>
          </draw:text-box>
        </draw:frame>
        <draw:line draw:style-name="gr6" draw:text-style-name="P3" draw:layer="layout" svg:x1="7.1cm" svg:y1="5.7cm" svg:x2="8.9cm" svg:y2="6.2cm">
          <text:p/>
        </draw:line>
        <draw:connector draw:style-name="gr7" draw:text-style-name="P3" draw:layer="layout" draw:type="curve" draw:line-skew="-1.532cm" svg:x1="11.872cm" svg:y1="4.312cm" svg:x2="9.5cm" svg:y2="8.1cm" draw:start-shape="id1" draw:start-glue-point="7" draw:end-shape="id2" draw:end-glue-point="1" svg:d="M11872 4312c-4131 0-2945 3788-2372 3788" svg:viewBox="0 0 2981 3789">
          <text:p/>
        </draw:connector>
        <draw:path draw:style-name="gr4" draw:text-style-name="P3" draw:layer="layout" svg:width="0.994cm" svg:height="0.779cm" draw:transform="rotate (-0.416784625376247) translate (10.2022621559472cm 7.18363158379502cm)" svg:viewBox="0 0 995 780" svg:d="M0 8c267-47 503 121 703 272l145 169 107 186 40 145">
          <text:p/>
        </draw:path>
        <draw:line draw:style-name="gr6" draw:text-style-name="P3" draw:layer="layout" svg:x1="11.9cm" svg:y1="7.3cm" svg:x2="10.8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29T18:06:12.713471292</dc:date>
    <meta:editing-duration>PT30M49S</meta:editing-duration>
    <meta:editing-cycles>30</meta:editing-cycles>
    <meta:generator>LibreOffice/5.1.6.2$Linux_X86_64 LibreOffice_project/10m0$Build-2</meta:generator>
    <meta:document-statistic meta:object-count="16"/>
  </office:meta>
</office:document-meta>
</file>